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2H45M0S" table:style-name="ce7">
            <text:p>02:45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office:value-type="time" office:time-value="PT1H30M0S" table:style-name="ce7">
            <text:p>01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office:value-type="time" office:time-value="PT4H30M0S" table:style-name="ce7">
            <text:p>04:30</text:p>
          </table:table-cell>
          <table:table-cell table:style-name="ce7"/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0M0S" table:style-name="ce7">
            <text:p>06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2" table:style-name="ce7"/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office:value-type="time" office:time-value="PT5H0M0S" table:style-name="ce7">
            <text:p>05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style-name="ce7"/>
          <table:table-cell office:value-type="time" office:time-value="PT6H30M0S" table:style-name="ce7">
            <text:p>06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140H0M0S" table:formula="of:=SUM([.B4:.B120])" table:style-name="ce10">
            <text:p>140:00</text:p>
          </table:table-cell>
          <table:table-cell office:value-type="time" office:time-value="PT161H15M0S" table:formula="of:=SUM([.C4:.C120])" table:style-name="ce10">
            <text:p>161:15</text:p>
          </table:table-cell>
          <table:table-cell office:value-type="time" office:time-value="PT157H15M0S" table:formula="of:=SUM([.D4:.D120])" table:style-name="ce10">
            <text:p>157:15</text:p>
          </table:table-cell>
          <table:table-cell table:style-name="ce1"/>
          <table:table-cell office:value-type="time" office:time-value="PT458H30M0S" table:formula="of:=SUM([.B122:.D122])" table:style-name="ce11">
            <text:p>458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Kai Mindermann</meta:initial-creator>
    <dc:creator>Lars Buttgereit</dc:creator>
    <meta:creation-date>2015-10-06T10:15:48Z</meta:creation-date>
    <dc:date>2018-01-22T14:02:39Z</dc:date>
    <meta:editing-cycles>7</meta:editing-cycles>
    <meta:editing-duration>PT0S</meta:editing-duration>
  </office:meta>
</office:document-meta>
</file>